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umn.supportsEmptyValu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ExternalVariable.renderXmlRow( Locator locator , QName varType , 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bExternalVariable.keyFromLocator( Locator loca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bExternalVariable.addElement( Element parent , QName varType , Column c , Object da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lumn.Column( String name , String colname , boolean key , GenType genType , String expr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lum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lumn.isInteg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bExternalVariable.addColumn( Column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owKey.write( QName varType ,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umn.fromText( String val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">
            <text:p text:style-name="Table_20_Contents">4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Column.isRea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bExternalVariable.parseXmlRow( T ret , Node rowel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DbExternalVariable.createSelec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DbExternalVariable.createInsert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Column.is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umn.isBoolea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lumn.is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Key.getMiss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bExternalVariable.numColum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umn.isDatabaseGenerat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Key.Row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Val.Row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ExternalVariable.DbExternalVariable( EVarId evar , DataSource 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umn.getValue( String name , RowKey keys , RowVal values , Long ii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lumn.is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ExternalVariable.createUpdate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Column.isGenera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ExternalVariable.getColumn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umn.toText( Object v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